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8"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9"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22"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21">I</text:span><text:span text:style-name="T2"> </text:span><text:span text:style-name="T1">woke when Hannah got up to make coffee, drank that on the chair in the living room while playing Finch and Wordle. Hannah was doing a million things around the house, playing </text:span><text:span text:style-name="T18">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18">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18">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22">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23">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24">105</text:span><text:span text:style-name="T7"> </text:span></text:p>
      <text:p text:style-name="P5"><text:span text:style-name="T7"/></text:p>
      <text:p text:style-name="P7"><text:span text:style-name="T7">I</text:span><text:span text:style-name="T1">I.VIII</text:span></text:p>
      <text:p text:style-name="P7"><text:span text:style-name="T1"/></text:p>
      <text:p text:style-name="P7"><text:span text:style-name="T1">I played Wordle (STEEP in five,) </text:span><text:span text:style-name="T8">popped on the kettle, turned on the coffee maker, grabbed a hop water out of the fridge.</text:span><text:span text:style-name="T25">759</text:span><text:span text:style-name="T8"> </text:span></text:p>
      <text:p text:style-name="P7"><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26">949</text:span><text:span text:style-name="T9"> </text:span></text:p>
      <text:p text:style-name="P7"><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7"><text:span text:style-name="T10"><text:s text:c="3"/>They were sold out, so I got a double espresso, walked to Meyers, put my groceries away.</text:span><text:span text:style-name="T27">138</text:span><text:span text:style-name="T10"> </text:span><text:span text:style-name="T11">I went all over Azeroth turning in and acquiring quests, respecced to Fury, killed furbogs, joined a ZF group but got invited to watch a movie with Hannah, so I brushed my teeth.</text:span><text:span text:style-name="T28">803</text:span><text:span text:style-name="T11"> </text:span></text:p>
      <text:p text:style-name="P7"><text:span text:style-name="T11"><text:s text:c="3"/></text:span><text:span text:style-name="T12">I walked to Ingles while eating Cheez-It, bought grapes, hop water, sour worms, walked down to Downing, ate pizza, watched </text:span><text:span text:style-name="T19">Tampopo</text:span><text:span text:style-name="T12">, ate a few worms, told Hannah I was going to go home, reassured her everything was okay, walked up to Meyers, took off my bag and wrote.</text:span><text:span text:style-name="T29">1148</text:span><text:span text:style-name="T12"> </text:span></text:p>
      <text:p text:style-name="P7"><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and we were so slow. I hit level 55 during the run but wiped the group on the croc because I pulled the boss without realizing my group wasn’t behind me.</text:span></text:p>
      <text:p text:style-name="P7"><text:span text:style-name="T13"><text:s text:c="3"/>I hearthed to Org, checked on my bank alts.</text:span><text:span text:style-name="T30">346</text:span><text:span text:style-name="T13"> </text:span></text:p>
      <text:p text:style-name="P7"><text:span text:style-name="T13"/></text:p>
      <text:p text:style-name="P8"><text:span text:style-name="T13">I</text:span><text:span text:style-name="T1">I.IX</text:span></text:p>
      <text:p text:style-name="P8"><text:span text:style-name="T1"/></text:p>
      <text:p text:style-name="P8"><text:span text:style-name="T1">I woke around nine, hopped straight onto WoW, flew to Splintertree, found the Azshara flight path, turned in a quest in Un Goro, started dual wielding for no reason, loved it, killed furbog, hearthed, texted with Hannah, flew back to Felwood, redid my keybindings, killed more furbog, hearthed again.</text:span><text:span text:style-name="T22">1155</text:span><text:span text:style-name="T1"> </text:span></text:p>
      <text:p text:style-name="P8"><text:span text:style-name="T1"><text:s text:c="3"/></text:span><text:span text:style-name="T15">I laid in bed, played Wordle (BONUS in three,) took a bath, shaved, started brushing my teeth,</text:span><text:span text:style-name="T31">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32">232</text:span><text:span text:style-name="T16"> </text:span></text:p>
      <text:p text:style-name="P8"><text:span text:style-name="T16"><text:s text:c="3"/></text:span><text:span text:style-name="T17">I killed furbogs, mostly, then texted Hannah:</text:span></text:p>
      <text:p text:style-name="P8"><text:span text:style-name="T17"><text:s text:c="3"/>“</text:span><text:span text:style-name="T20">Did you find anything to get into? We could take a walk or something.</text:span><text:span text:style-name="T17">”</text:span></text:p>
      <text:p text:style-name="P8"><text:span text:style-name="T17"><text:s text:c="3"/>She said, “</text:span><text:span text:style-name="T20">I ended up diving into a nap! I was so tired. A walk is a good idea. Do you think if we start about 5 we’ll still have enough light?.</text:span><text:span text:style-name="T17">”</text:span></text:p>
      <text:p text:style-name="P8"><text:span text:style-name="T17"><text:s text:c="3"/>I said, “</text:span><text:span text:style-name="T20">I bet so!,</text:span><text:span text:style-name="T17">” took a bath, shaved, brushed my teeth, stepped out of the house, followed the cat into Nina’s yard, had a nice chat with her, walked down to Downing. We walked to Battle Cat, where I ordered a latte, then popped over to the WALK, where the Super Bowl pre-kick show was showing. I ate beef/vegetable soup and she had a salad with fries. We walked to her house, watched the first two episodes of </text:span><text:span text:style-name="T20">Common Side Effects</text:span><text:span text:style-name="T17">, then </text:span><text:span text:style-name="T20">The Kingdom of Dreams and Madness.</text:span></text:p>
      <text:p text:style-name="P8"><text:span text:style-name="T20"><text:s text:c="3"/></text:span><text:span text:style-name="T17">We did two crosswords in her bed, slept. She got up in the middle of the night to write a song.</text:span></text:p>
      <text:p text:style-name="P8"><text:span text:style-name="T17"/></text:p>
      <text:p text:style-name="P9"><text:soft-page-break/><text:span text:style-name="T1">II.X</text:span></text:p>
      <text:p text:style-name="P9"><text:span text:style-name="T1"/></text:p>
      <text:p text:style-name="P9"><text:span text:style-name="T1">I woke to a text from Erica that read:</text:span></text:p>
      <text:p text:style-name="P9"><text:span text:style-name="T18"/></text:p>
      <text:p text:style-name="P9"><text:span text:style-name="T18">I guess you might’ve seen it coming.</text:span></text:p>
      <text:p text:style-name="P9"><text:span text:style-name="T18">I’m selling my house to rafael. He </text:span></text:p>
      <text:p text:style-name="P9"><text:span text:style-name="T18">says rent will stay the same.</text:span></text:p>
      <text:p text:style-name="P9"><text:span text:style-name="T18">I feel sad.</text:span></text:p>
      <text:p text:style-name="P9"><text:span text:style-name="T1"/></text:p>
      <text:p text:style-name="P9"><text:span text:style-name="T1"/></text:p>
      <text:p text:style-name="P9"><text:span text:style-name="T1"><text:s text:c="3"/>I played Wordle (GOODY in five,) cuddled with Hannah in the guest room, made coffee, made love, got dressed, talked to social services about food stamps, rode to Odd’s, ordered an Americano, walked to Meyers.</text:span><text:span text:style-name="T22">230</text:span></text:p>
      <text:p text:style-name="P9"><text:span text:style-name="T1"/></text:p>
      <text:p text:style-name="P9"><text:span text:style-name="T1"/></text:p>
      <text:p text:style-name="P9"><text:span text:style-name="T18"/></text:p>
      <text:p text:style-name="P9"><text:span text:style-name="T1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0T14:30:21.832329487</dc:date>
    <meta:editing-duration>P144DT19H30M48S</meta:editing-duration>
    <meta:editing-cycles>1044</meta:editing-cycles>
    <meta:generator>LibreOffice/24.2.5.2$MacOSX_X86_64 LibreOffice_project/bffef4ea93e59bebbeaf7f431bb02b1a39ee8a59</meta:generator>
    <meta:print-date>2025-02-09T11:59:02.918419593</meta:print-date>
    <meta:document-statistic meta:table-count="0" meta:image-count="0" meta:object-count="0" meta:page-count="4" meta:paragraph-count="36" meta:word-count="1007" meta:character-count="5495" meta:non-whitespace-character-count="4462"/>
  </office:meta>
</office:document-meta>
</file>